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0" style:family="table-cell" style:parent-style-name="Default">
      <style:table-cell-properties fo:background-color="#d8bfd8"/>
    </style:style>
    <style:style style:name="ce21" style:family="table-cell" style:parent-style-name="Default">
      <style:table-cell-properties fo:background-color="#f08080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eee8aa"/>
    </style:style>
    <style:style style:name="ce47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DAVID MONTESINOS RAMIRE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7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squema comentarios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office:value-type="float" office:value="0" calcext:value-type="float">
            <text:p>0,00</text:p>
          </table:table-cell>
          <table:table-cell table:style-name="ce6" office:value-type="string" calcext:value-type="string">
            <text:p>Los comentarios deben implementarse como subdocumentos, por lo tanto, no es necesario asociar el esquema a un modelo Comentario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number-columns-repeated="2"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3" calcext:value-type="float">
            <text:p>0,3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table:style-name="ce12" office:value-type="float" office:value="0.15" calcext:value-type="float">
            <text:p>0,15</text:p>
          </table:table-cell>
          <table:table-cell office:value-type="string" calcext:value-type="string">
            <text:p>Debe renderizar la vista publico_index, sin paráme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table:style-name="ce12" office:value-type="float" office:value="0.15" calcext:value-type="float">
            <text:p>0,15</text:p>
          </table:table-cell>
          <table:table-cell office:value-type="string" calcext:value-type="string">
            <text:p>Da error cuando no hay resultados coincid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table:style-name="ce6" office:value-type="string" calcext:value-type="string">
            <text:p>Al editar un producto, no aparece el valor del precio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office:value-type="string" calcext:value-type="string">
            <text:p>La imagen es opcional. Salta error al insertar un producto sin image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OST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table:style-name="ce6" office:value-type="string" calcext:value-type="string">
            <text:p>Al editar va añadiendo el caracter ‘\’ a la descripción en cada modificación. Obliga a insertar una imagen. No da respuesta cuando se pide editar un producto con un id incorrec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office:value-type="string" calcext:value-type="string">
            <text:p>No funciona la generación de usu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05" calcext:value-type="float">
            <text:p>4,0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style-name="ce12" office:value-type="float" office:value="0.25" calcext:value-type="float">
            <text:p>0,25</text:p>
          </table:table-cell>
          <table:table-cell table:style-name="ce12" office:value-type="float" office:value="0.15" calcext:value-type="float">
            <text:p>0,15</text:p>
          </table:table-cell>
          <table:table-cell office:value-type="string" calcext:value-type="string">
            <text:p>No aparece el logout en el me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2.9" calcext:value-type="float">
            <text:p>2,9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2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style-name="ce13" office:value-type="float" office:value="0.5" calcext:value-type="float">
            <text:p>0,50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2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125" calcext:value-type="float">
            <text:p>0,13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2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style-name="ce44"/>
          <table:table-cell table:number-columns-repeated="4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/>
          <table:table-cell table:style-name="ce44"/>
          <table:table-cell table:number-columns-repeated="4"/>
        </table:table-row>
        <table:table-row table:style-name="ro1">
          <table:table-cell office:value-type="string" calcext:value-type="string">
            <text:p>Nota vistas &lt; 1,5 puntos?</text:p>
          </table:table-cell>
          <table:table-cell/>
          <table:table-cell table:style-name="ce44"/>
          <table:table-cell table:number-columns-repeated="4"/>
        </table:table-row>
        <table:table-row table:style-name="ro1">
          <table:table-cell table:number-columns-repeated="2"/>
          <table:table-cell table:style-name="ce44"/>
          <table:table-cell table:number-columns-repeated="4"/>
        </table:table-row>
        <table:table-row table:style-name="ro1">
          <table:table-cell office:value-type="string" calcext:value-type="string">
            <text:p>Error al insertar comentarios</text:p>
          </table:table-cell>
          <table:table-cell/>
          <table:table-cell table:style-name="ce44"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funciona la generación de usuarios</text:p>
          </table:table-cell>
          <table:table-cell/>
          <table:table-cell table:style-name="ce44" office:value-type="float" office:value="-1" calcext:value-type="float">
            <text:p>-1,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;[.C75];[.C76])" office:value-type="float" office:value="6.625" calcext:value-type="float">
            <text:p>6,63</text:p>
          </table:table-cell>
          <table:table-cell table:style-name="ce22"/>
          <table:table-cell table:number-columns-repeated="3"/>
        </table:table-row>
        <table:table-row table:style-name="ro1" table:number-rows-repeated="104849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43:15.9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44:01.219000000</dc:date>
    <meta:editing-duration>PT1H57M48S</meta:editing-duration>
    <meta:editing-cycles>15</meta:editing-cycles>
    <meta:document-statistic meta:table-count="1" meta:cell-count="169" meta:object-count="0"/>
  </office:meta>
</office:document-meta>
</file>